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c98d" officeooo:paragraph-rsid="001cc9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1306942", "1361695", "1363028", "1393507", "1394933", "1403851", "1403875", "1403167", "1404558", "1449976", "1453953", "1470284", "1471243", "1471391", "1472642", "1472819", "1476594", "1480508", "1480509", "1486779", "1487118", "710407", "560759", "905683", "754762", "75609", "102679", "103903", "109851", "111284", "118858", "120813", "121114", "122312", "125295", "129628", "129916", "130447", "131089", "131918", "132154", "133304", "135196", "148007", "152370", "164295", "165632", "165665", "166033", "166340", "166704", "166955", "167022", "167921", "168018", "168084", "169272", "171260", "172956", "178305", "250692", "283273", "409473", "417249", "1385995", "1462886", "1235305", "1451944", "1458010", "1470555", "1481700", "1483786", "650798", "756726", "1339816", "1343920", "1343930", "1345049", "1355520", "1378070", "1406772", "1409224", "1426719", "642353", "647072", "648652", "651646", "651924", "652223", "652891", "652951", "653862", "653864", "654143", "656128", "656469", "658635", "784519", "834270", "837523", "860012", "1019924", "37416", "39089", "46574", "56285", "411354", "805323", "848486", "881719", "901977", "908410", "913126", "917025", "923069", "928098", "943301", "399799", "480169", "562992", "983313", "1182792", "1186393", "1190366", "1190368", "1192347", "1194669", "1196032", "1198415", "1221539", "1233672", "1236364", "1262686", "1292174", "1292321", "1292345", "1292519", "1293308", "1294887", "1295253", "1295460", "1295463", "1297976", "1306308", "1334615", "1335992", "1353831", "1355322", "1355323", "1356641", "1357458", "1357800", "1363182", "1363183", "1363188", "1363407", "1363692", "1366041", "1367587", "1367927", "1378560", "1385418", "1386745", "1388170", "1388589", "1388835", "1389554", "1391759", "1395154", "1395178", "1395284", "1395743", "1396053", "1396965", "1397395", "1397501", "1397583", "1400024", "1402721", "1409377", "1412170", "1413692", "1426216", "1435615", "1444965", "1449947", "1461753", "1467627", "1470887", "1480349", "1485987", "1488879", "1489060", "1491724", "1493636", "1494471", "1495614", "1496814", "1498023", "1500516", "1502576", "1504854", "1507568", "1307100", "1381851", "1337392", "942478", "1437941", "1451366", "1533894", "1409768", "1426807", "1231785", "1105066", "1287397", "111522", "674830", "3631", "4661", "5534", "6276", "11818", "13447", "13962", "14392", "15463", "16542", "17275", "17564", "17565", "18033", "18409", "22502", "25251", "28401", "29794", "33753", "35814", "38116", "38232", "39508", "42885", "54283", "66345", "828034", "829909", "833560", "1430092", "1495512", "1509277", "1529647", "1530700", "1530788", "1528097", "1369", "3755", "4452", "4453", "4454", "5609", "5752", "5792", "5922", "6448", "6610", "6735", "7321", "7568", "7808", "7814", "8770", "9016", "9085", "10253", "10254", "10930", "10947", "11139", "11334", "11335", "12493", "13346", "13483", "15140", "16075", "16303", "16929", "17187", "17214", "17484", "18184", "19079", "20296", "20405", "20508", "23900", "24460", "24672", "25575", "26413", "26762", "27045", "27294", "27397", "27625", "27634", "28372", "28898", "29575", "29651", "31605", "33101", "33493", "34063", "34199", "34279", "34899", "35799", "40337", "40343", "40346", "40385", "40390", "40594", "41711", "41770", "42271", "43484", "45512", "46488", "48813", "50454", "50685", "50848", "52337", "52644", "61140", "63603", "65786", "66142", "73313", "100312", "105375", "108640", "114134", "124497", "132067", "132944", "142310", "148831", "159220", "162741", "177990", "1171101", "1120370", "1137355", "1179226", "1190837", "1208376", "1210815", "1211807", "1217282", "1218842", "1222054", "1222503", "1238142", "1293222", "1312182", "1333128", "1336360", "1345108", "1345153", "1348250", "1354482", "1362024", "1406392", "1411093", "1439387", "1488958", "1488961", "697773", "705166", "107545", "133453", "134437", "146308", "147878", "412753", "861195", "814618", "1308938", "433594", "1201969", "1242774", "1247433", "1288971", "1292585", "1322505", "1329122", "1338137", "1340191", "1417300", "1035867", "811026", "964293", "1047098", "1211266", "1271516", "1277765", "1279140", "1279143", "1280105", "1301094", "1317173", "1319370", "1320170", "1337964", "1338144", "1340163", "1370087", "1383553", "1418074", "1420419", "1463767", "1464090", "1477539", "1482055", "1502045", "1512047", "1512311", "1431198", "1201", "1771", "2424", "4953", "20911", "31958", "443696", "485575", "694643", "694819", "706187", "708118", "791330", "1369786", "643557", "1317414", "104081", "1431329", "1501688", "1505720", "1526926", "1526929", "1526934", "1401464", "1429817", "1438565", "1449292", "1456082", "1469823", "1471375", "1472209", "1477633", "1480518", "1481605", "1482412", "1482629", "1486472", "1492086", "1496357", "1501656", "1506838", "1509810", "1509851", "1515026", "1515078", "1515411", "1515663", "1519342", "1519396", "1519770", "1519772", "1525366", "1525581", "1527626", "815352", "32750", "59065", "64353", "66614", <text:soft-page-break/>"69520", "84076", "98415", "1304688", "1307779", "1311555", "1319254", "1320775", "1323105", "1323835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1:01:04.843654872</dc:date>
    <meta:editing-duration>PT14S</meta:editing-duration>
    <meta:editing-cycles>1</meta:editing-cycles>
    <meta:document-statistic meta:table-count="0" meta:image-count="0" meta:object-count="0" meta:page-count="2" meta:paragraph-count="1" meta:word-count="500" meta:character-count="5089" meta:non-whitespace-character-count="4590"/>
    <meta:generator>LibreOffice/5.1.6.2$Linux_X86_64 LibreOffice_project/10m0$Build-2</meta:generator>
  </office:meta>
</office:document-meta>
</file>